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6.799cm" fo:margin-left="0.101cm" fo:margin-right="0.101cm" fo:margin-top="0.101cm" fo:margin-bottom="0.101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198cm" style:rel-column-width="16376*"/>
    </style:style>
    <style:style style:name="Glossario.B" style:family="table-column">
      <style:table-column-properties style:column-width="4.2cm" style:rel-column-width="16383*"/>
    </style:style>
    <style:style style:name="Glossario.D" style:family="table-column">
      <style:table-column-properties style:column-width="4.202cm" style:rel-column-width="16393*"/>
    </style:style>
    <style:style style:name="Glossar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C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7" style:family="table-row">
      <style:table-row-properties fo:keep-together="auto"/>
    </style:style>
    <style:style style:name="Glossario.10" style:family="table-row">
      <style:table-row-properties fo:keep-together="auto"/>
    </style:style>
    <style:style style:name="Glossario.A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B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C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D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" style:display-name="Tavola_dei_volumi" style:family="table">
      <style:table-properties style:width="17cm" table:align="margins" style:may-break-between-rows="true" table:border-model="collapsing"/>
    </style:style>
    <style:style style:name="Tavola_5f_dei_5f_volumi.A" style:display-name="Tavola_dei_volumi.A" style:family="table-column">
      <style:table-column-properties style:column-width="5.667cm" style:rel-column-width="21845*"/>
    </style:style>
    <style:style style:name="Tavola_5f_dei_5f_volumi.A1" style:display-name="Tavola_dei_volumi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vola_5f_dei_5f_volumi.A2" style:display-name="Tavola_dei_volumi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vola_5f_dei_5f_volumi.C2" style:display-name="Tavola_dei_volumi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vola_5f_dei_5f_volumi.8" style:display-name="Tavola_dei_volumi.8" style:family="table-row">
      <style:table-row-properties fo:keep-together="auto"/>
    </style:style>
    <style:style style:name="Tavola_5f_dei_5f_volumi.A10" style:display-name="Tavola_dei_volumi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B10" style:display-name="Tavola_dei_volumi.B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C10" style:display-name="Tavola_dei_volumi.C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4" style:family="paragraph" style:parent-style-name="Standard">
      <style:text-properties fo:font-size="11pt" officeooo:rsid="0010e5fd" officeooo:paragraph-rsid="005cb39d" style:font-size-asian="11pt" style:font-size-complex="11pt"/>
    </style:style>
    <style:style style:name="P5" style:family="paragraph" style:parent-style-name="Standard">
      <style:text-properties fo:font-size="11pt" officeooo:rsid="00142131" officeooo:paragraph-rsid="004f98a0" style:font-size-asian="11pt" style:font-size-complex="11pt"/>
    </style:style>
    <style:style style:name="P6" style:family="paragraph" style:parent-style-name="Standard">
      <style:text-properties fo:font-size="11pt" officeooo:rsid="002d0740" officeooo:paragraph-rsid="004f98a0" style:font-size-asian="11pt" style:font-size-complex="11pt"/>
    </style:style>
    <style:style style:name="P7" style:family="paragraph" style:parent-style-name="Standard">
      <style:text-properties fo:font-size="11pt" officeooo:rsid="004f98a0" officeooo:paragraph-rsid="004f98a0" style:font-size-asian="11pt" style:font-size-complex="11pt"/>
    </style:style>
    <style:style style:name="P8" style:family="paragraph" style:parent-style-name="Standard">
      <style:text-properties fo:font-size="11pt" officeooo:rsid="00500f77" officeooo:paragraph-rsid="00500f77" style:font-size-asian="11pt" style:font-size-complex="11pt"/>
    </style:style>
    <style:style style:name="P9" style:family="paragraph" style:parent-style-name="Standard">
      <style:text-properties fo:font-size="11pt" officeooo:rsid="0056adf9" officeooo:paragraph-rsid="0056adf9" style:font-size-asian="11pt" style:font-size-complex="11pt"/>
    </style:style>
    <style:style style:name="P10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11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12" style:family="paragraph" style:parent-style-name="Standard">
      <style:text-properties fo:font-size="11pt" officeooo:rsid="00571290" officeooo:paragraph-rsid="00571290" style:font-size-asian="11pt" style:font-size-complex="11pt"/>
    </style:style>
    <style:style style:name="P13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4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5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6" style:family="paragraph" style:parent-style-name="Standard">
      <style:text-properties fo:font-size="11pt" style:text-underline-style="none" officeooo:rsid="005cb39d" officeooo:paragraph-rsid="005cb39d" style:font-size-asian="11pt" style:font-size-complex="11pt"/>
    </style:style>
    <style:style style:name="P17" style:family="paragraph" style:parent-style-name="Standard">
      <style:text-properties fo:font-size="11pt" style:text-underline-style="none" officeooo:rsid="0032f189" officeooo:paragraph-rsid="005cb39d" style:font-size-asian="11pt" style:font-size-complex="11pt"/>
    </style:style>
    <style:style style:name="P18" style:family="paragraph" style:parent-style-name="Standard">
      <style:text-properties fo:font-size="11pt" style:text-underline-style="none" fo:font-weight="normal" officeooo:rsid="0017306d" officeooo:paragraph-rsid="0015dc0a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258112" officeooo:paragraph-rsid="00247c4d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50a189" officeooo:paragraph-rsid="0050a189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4" style:family="paragraph" style:parent-style-name="Standard">
      <style:text-properties fo:font-size="11pt" style:text-underline-style="solid" style:text-underline-width="auto" style:text-underline-color="font-color" officeooo:rsid="0056adf9" officeooo:paragraph-rsid="0056adf9" style:font-size-asian="11pt" style:font-size-complex="11pt"/>
    </style:style>
    <style:style style:name="P25" style:family="paragraph" style:parent-style-name="Standard">
      <style:text-properties fo:font-size="11pt" style:text-underline-style="solid" style:text-underline-width="auto" style:text-underline-color="font-color" officeooo:rsid="005cb39d" officeooo:paragraph-rsid="005cb39d" style:font-size-asian="11pt" style:font-size-complex="11pt"/>
    </style:style>
    <style:style style:name="P26" style:family="paragraph" style:parent-style-name="Standard">
      <style:text-properties fo:font-size="11pt" style:text-underline-style="solid" style:text-underline-width="auto" style:text-underline-color="font-color" officeooo:rsid="005cf4f8" officeooo:paragraph-rsid="005cf4f8" style:font-size-asian="11pt" style:font-size-complex="11pt"/>
    </style:style>
    <style:style style:name="P27" style:family="paragraph" style:parent-style-name="Standard">
      <style:text-properties fo:font-size="14pt" officeooo:rsid="000b1114" officeooo:paragraph-rsid="000b1114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297" officeooo:paragraph-rsid="003ac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5f8" officeooo:paragraph-rsid="003b4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c71" officeooo:paragraph-rsid="000dc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a7d" officeooo:paragraph-rsid="000c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89b" officeooo:paragraph-rsid="00290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9e8" officeooo:paragraph-rsid="001c5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b59" officeooo:paragraph-rsid="004ae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0c77" officeooo:paragraph-rsid="005b0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44" style:family="paragraph" style:parent-style-name="Standard">
      <style:paragraph-properties fo:break-before="page"/>
      <style:text-properties fo:font-size="12pt" style:text-underline-style="none" officeooo:rsid="0015dc0a" officeooo:paragraph-rsid="0015dc0a" style:font-size-asian="12pt" style:font-size-complex="12pt"/>
    </style:style>
    <style:style style:name="P45" style:family="paragraph" style:parent-style-name="Standard">
      <style:text-properties fo:font-size="12pt" fo:font-style="italic" fo:font-weight="bold" officeooo:rsid="0050a189" officeooo:paragraph-rsid="0050a189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text-properties fo:font-size="12pt" fo:font-style="italic" fo:font-weight="bold" officeooo:rsid="005521e4" officeooo:paragraph-rsid="005521e4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text-properties fo:font-size="12pt" fo:font-style="italic" style:text-underline-style="none" fo:font-weight="bold" officeooo:rsid="005b0c77" officeooo:paragraph-rsid="005b0c77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text-properties fo:font-size="12pt" fo:font-style="italic" style:text-underline-style="none" fo:font-weight="bold" officeooo:rsid="005cb39d" officeooo:paragraph-rsid="005cb39d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officeooo:rsid="0059a356" officeooo:paragraph-rsid="0059a356"/>
    </style:style>
    <style:style style:name="P50" style:family="paragraph" style:parent-style-name="Standard" style:list-style-name="L1">
      <style:text-properties officeooo:rsid="004f98a0" officeooo:paragraph-rsid="004f98a0"/>
    </style:style>
    <style:style style:name="P51" style:family="paragraph" style:parent-style-name="Standard" style:list-style-name="L1">
      <style:text-properties fo:font-size="11pt" style:text-underline-style="none" officeooo:rsid="004f98a0" officeooo:paragraph-rsid="004f98a0" style:font-size-asian="11pt" style:font-size-complex="11pt"/>
    </style:style>
    <style:style style:name="P52" style:family="paragraph" style:parent-style-name="Standard" style:list-style-name="L1">
      <style:text-properties fo:font-size="11pt" style:text-underline-style="none" officeooo:rsid="00500f77" officeooo:paragraph-rsid="00500f77" style:font-size-asian="11pt" style:font-size-complex="11pt"/>
    </style:style>
    <style:style style:name="P53" style:family="paragraph" style:parent-style-name="Standard" style:list-style-name="L4">
      <style:text-properties fo:font-size="11pt" style:text-underline-style="none" officeooo:rsid="00127ccb" officeooo:paragraph-rsid="00127ccb" style:font-size-asian="11pt" style:font-size-complex="11pt"/>
    </style:style>
    <style:style style:name="P54" style:family="paragraph" style:parent-style-name="Standard" style:list-style-name="L4">
      <style:text-properties fo:font-size="11pt" style:text-underline-style="none" officeooo:rsid="00127ccb" officeooo:paragraph-rsid="00142131" style:font-size-asian="11pt" style:font-size-complex="11pt"/>
    </style:style>
    <style:style style:name="P55" style:family="paragraph" style:parent-style-name="Standard" style:list-style-name="L6">
      <style:text-properties fo:font-size="11pt" style:text-underline-style="none" officeooo:rsid="002d0740" officeooo:paragraph-rsid="002d0740" style:font-size-asian="11pt" style:font-size-complex="11pt"/>
    </style:style>
    <style:style style:name="P56" style:family="paragraph" style:parent-style-name="Standard" style:list-style-name="L6">
      <style:text-properties fo:font-size="11pt" style:text-underline-style="none" officeooo:rsid="00142131" officeooo:paragraph-rsid="00142131" style:font-size-asian="11pt" style:font-size-complex="11pt"/>
    </style:style>
    <style:style style:name="P57" style:family="paragraph" style:parent-style-name="Standard" style:list-style-name="L13">
      <style:text-properties fo:font-size="11pt" style:text-underline-style="none" officeooo:rsid="00142131" officeooo:paragraph-rsid="00142131" style:font-size-asian="11pt" style:font-size-complex="11pt"/>
    </style:style>
    <style:style style:name="P58" style:family="paragraph" style:parent-style-name="Standard" style:list-style-name="L7">
      <style:text-properties fo:font-size="11pt" style:text-underline-style="none" officeooo:rsid="005cb39d" officeooo:paragraph-rsid="005cb39d" style:font-size-asian="11pt" style:font-size-complex="11pt"/>
    </style:style>
    <style:style style:name="P59" style:family="paragraph" style:parent-style-name="Standard">
      <style:text-properties fo:font-size="11pt" style:text-underline-style="none" officeooo:rsid="005cb39d" officeooo:paragraph-rsid="005cb39d" style:font-size-asian="11pt" style:font-size-complex="11pt"/>
    </style:style>
    <style:style style:name="P60" style:family="paragraph" style:parent-style-name="Standard" style:list-style-name="L8">
      <style:text-properties fo:font-size="11pt" style:text-underline-style="none" officeooo:rsid="005cf4f8" officeooo:paragraph-rsid="005cf4f8" style:font-size-asian="11pt" style:font-size-complex="11pt"/>
    </style:style>
    <style:style style:name="P61" style:family="paragraph" style:parent-style-name="Standard" style:list-style-name="L8">
      <style:text-properties fo:font-size="11pt" style:text-underline-style="none" officeooo:rsid="005d2dff" officeooo:paragraph-rsid="005d2dff" style:font-size-asian="11pt" style:font-size-complex="11pt"/>
    </style:style>
    <style:style style:name="P62" style:family="paragraph" style:parent-style-name="Standard">
      <style:text-properties fo:font-size="11pt" style:text-underline-style="none" officeooo:rsid="00600dc8" officeooo:paragraph-rsid="00600dc8" style:font-size-asian="11pt" style:font-size-complex="11pt"/>
    </style:style>
    <style:style style:name="P63" style:family="paragraph" style:parent-style-name="Standard">
      <style:text-properties fo:font-size="11pt" style:text-underline-style="none" officeooo:rsid="0061319d" officeooo:paragraph-rsid="0061319d" style:font-size-asian="11pt" style:font-size-complex="11pt"/>
    </style:style>
    <style:style style:name="P64" style:family="paragraph" style:parent-style-name="Standard">
      <style:text-properties fo:font-size="11pt" style:text-underline-style="none" officeooo:rsid="0061ca65" officeooo:paragraph-rsid="0061ca65" style:font-size-asian="11pt" style:font-size-complex="11pt"/>
    </style:style>
    <style:style style:name="P65" style:family="paragraph" style:parent-style-name="Standard" style:list-style-name="L14">
      <style:text-properties fo:font-size="11pt" style:text-underline-style="none" officeooo:rsid="0061ca65" officeooo:paragraph-rsid="0061ca65" style:font-size-asian="11pt" style:font-size-complex="11pt"/>
    </style:style>
    <style:style style:name="P66" style:family="paragraph" style:parent-style-name="Standard" style:list-style-name="L14">
      <style:text-properties fo:font-size="11pt" style:text-underline-style="none" officeooo:rsid="0030033a" officeooo:paragraph-rsid="0030033a" style:font-size-asian="11pt" style:font-size-complex="11pt"/>
    </style:style>
    <style:style style:name="P67" style:family="paragraph" style:parent-style-name="Standard" style:list-style-name="L9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68" style:family="paragraph" style:parent-style-name="Standard" style:list-style-name="L9">
      <style:text-properties fo:font-size="11pt" style:text-underline-style="none" fo:font-weight="normal" officeooo:rsid="0017306d" officeooo:paragraph-rsid="004aeb59" style:font-size-asian="11pt" style:font-weight-asian="normal" style:font-size-complex="11pt" style:font-weight-complex="normal"/>
    </style:style>
    <style:style style:name="P69" style:family="paragraph" style:parent-style-name="Standard" style:list-style-name="L9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0" style:family="paragraph" style:parent-style-name="Standard" style:list-style-name="L10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1" style:family="paragraph" style:parent-style-name="Standard" style:list-style-name="L9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72" style:family="paragraph" style:parent-style-name="Standard" style:list-style-name="L9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73" style:family="paragraph" style:parent-style-name="Standard" style:list-style-name="L10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74" style:family="paragraph" style:parent-style-name="Standard" style:list-style-name="L10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75" style:family="paragraph" style:parent-style-name="Standard" style:list-style-name="L2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 style:list-style-name="L2">
      <style:text-properties fo:font-size="11pt" fo:font-style="normal" fo:font-weight="normal" officeooo:rsid="0050a189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 style:list-style-name="L3">
      <style:text-properties fo:font-size="11pt" fo:font-style="normal" fo:font-weight="normal" officeooo:rsid="005521e4" officeooo:paragraph-rsid="005521e4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3">
      <style:text-properties fo:font-size="11pt" fo:font-style="normal" fo:font-weight="normal" officeooo:rsid="00630f59" officeooo:paragraph-rsid="00630f59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font-size="11pt" fo:font-style="normal" style:text-underline-style="none" officeooo:rsid="0059a356" officeooo:paragraph-rsid="0059a356" style:font-size-asian="11pt" style:font-style-asian="normal" style:font-size-complex="11pt" style:font-style-complex="normal"/>
    </style:style>
    <style:style style:name="P80" style:family="paragraph" style:parent-style-name="Standard" style:list-style-name="L4">
      <style:text-properties fo:font-size="11pt" officeooo:rsid="004dea2e" officeooo:paragraph-rsid="004dea2e" style:font-size-asian="11pt" style:font-size-complex="11pt"/>
    </style:style>
    <style:style style:name="P81" style:family="paragraph" style:parent-style-name="Standard" style:list-style-name="L4">
      <style:text-properties fo:font-size="11pt" officeooo:rsid="00142131" officeooo:paragraph-rsid="004dea2e" style:font-size-asian="11pt" style:font-size-complex="11pt"/>
    </style:style>
    <style:style style:name="P82" style:family="paragraph" style:parent-style-name="Standard" style:list-style-name="L6">
      <style:text-properties fo:font-size="11pt" officeooo:rsid="00142131" officeooo:paragraph-rsid="00142131" style:font-size-asian="11pt" style:font-size-complex="11pt"/>
    </style:style>
    <style:style style:name="P83" style:family="paragraph" style:parent-style-name="Standard" style:list-style-name="L4">
      <style:text-properties fo:font-size="11pt" officeooo:rsid="002c0c7b" officeooo:paragraph-rsid="002c0c7b" style:font-size-asian="11pt" style:font-size-complex="11pt"/>
    </style:style>
    <style:style style:name="P84" style:family="paragraph" style:parent-style-name="Standard" style:list-style-name="L4">
      <style:text-properties fo:font-size="11pt" officeooo:rsid="00127ccb" officeooo:paragraph-rsid="00127ccb" style:font-size-asian="11pt" style:font-size-complex="11pt"/>
    </style:style>
    <style:style style:name="P85" style:family="paragraph" style:parent-style-name="Standard" style:list-style-name="L4">
      <style:text-properties fo:font-size="11pt" officeooo:rsid="004f98a0" officeooo:paragraph-rsid="0056adf9" style:font-size-asian="11pt" style:font-size-complex="11pt"/>
    </style:style>
    <style:style style:name="P86" style:family="paragraph" style:parent-style-name="Standard" style:list-style-name="L5">
      <style:text-properties fo:font-size="11pt" officeooo:rsid="00571290" officeooo:paragraph-rsid="00571290" style:font-size-asian="11pt" style:font-size-complex="11pt"/>
    </style:style>
    <style:style style:name="P87" style:family="paragraph" style:parent-style-name="Standard" style:list-style-name="L5">
      <style:text-properties fo:font-size="11pt" officeooo:rsid="00588226" officeooo:paragraph-rsid="00588226" style:font-size-asian="11pt" style:font-size-complex="11pt"/>
    </style:style>
    <style:style style:name="P88" style:family="paragraph" style:parent-style-name="Standard" style:list-style-name="L6">
      <style:text-properties fo:font-size="11pt" officeooo:rsid="0059a356" officeooo:paragraph-rsid="0059a356" style:font-size-asian="11pt" style:font-size-complex="11pt"/>
    </style:style>
    <style:style style:name="P89" style:family="paragraph" style:parent-style-name="Standard" style:list-style-name="L7">
      <style:text-properties fo:font-size="11pt" officeooo:rsid="002d0740" officeooo:paragraph-rsid="002d0740" style:font-size-asian="11pt" style:font-size-complex="11pt"/>
    </style:style>
    <style:style style:name="P90" style:family="paragraph" style:parent-style-name="Standard" style:list-style-name="L7">
      <style:text-properties fo:font-size="11pt" officeooo:rsid="005cb39d" officeooo:paragraph-rsid="005cb39d" style:font-size-asian="11pt" style:font-size-complex="11pt"/>
    </style:style>
    <style:style style:name="P91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92" style:family="paragraph" style:parent-style-name="Standard" style:list-style-name="L13">
      <style:text-properties fo:font-size="11pt" officeooo:rsid="002e716a" officeooo:paragraph-rsid="002e716a" style:font-size-asian="11pt" style:font-size-complex="11pt"/>
    </style:style>
    <style:style style:name="P93" style:family="paragraph" style:parent-style-name="Standard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94" style:family="paragraph" style:parent-style-name="Standard" style:list-style-name="L11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95" style:family="paragraph" style:parent-style-name="Standard">
      <style:text-properties fo:font-size="11pt" style:text-underline-style="solid" style:text-underline-width="auto" style:text-underline-color="font-color" officeooo:rsid="00612121" officeooo:paragraph-rsid="00612121" style:font-size-asian="11pt" style:font-size-complex="11pt"/>
    </style:style>
    <style:style style:name="P96" style:family="paragraph" style:parent-style-name="Standard" style:list-style-name="L12">
      <style:text-properties fo:font-size="11pt" style:text-underline-style="solid" style:text-underline-width="auto" style:text-underline-color="font-color" officeooo:rsid="00612121" officeooo:paragraph-rsid="00612121" style:font-size-asian="11pt" style:font-size-complex="11pt"/>
    </style:style>
    <style:style style:name="P97" style:family="paragraph" style:parent-style-name="Standard">
      <style:text-properties fo:font-size="11pt" style:text-underline-style="solid" style:text-underline-width="auto" style:text-underline-color="font-color" officeooo:rsid="0061319d" officeooo:paragraph-rsid="0061319d" style:font-size-asian="11pt" style:font-size-complex="11pt"/>
    </style:style>
    <style:style style:name="P98" style:family="paragraph" style:parent-style-name="Standard">
      <style:text-properties fo:font-size="12pt" fo:font-style="italic" style:text-underline-style="none" fo:font-weight="bold" officeooo:rsid="00571290" officeooo:paragraph-rsid="00571290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style:text-underline-style="none" fo:font-weight="bold" officeooo:rsid="00600dc8" officeooo:paragraph-rsid="00600dc8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officeooo:rsid="00612121" officeooo:paragraph-rsid="00612121" style:font-size-asian="12pt" style:font-size-complex="12pt"/>
    </style:style>
    <style:style style:name="P101" style:family="paragraph" style:parent-style-name="Standard" style:list-style-name="L5">
      <style:text-properties officeooo:paragraph-rsid="00588226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2f189"/>
    </style:style>
    <style:style style:name="T9" style:family="text">
      <style:text-properties style:text-underline-style="none" officeooo:rsid="004dea2e"/>
    </style:style>
    <style:style style:name="T10" style:family="text">
      <style:text-properties style:text-underline-style="none" officeooo:rsid="001013fa"/>
    </style:style>
    <style:style style:name="T11" style:family="text">
      <style:text-properties style:text-underline-style="none" officeooo:rsid="004f98a0"/>
    </style:style>
    <style:style style:name="T12" style:family="text">
      <style:text-properties style:text-underline-style="none" officeooo:rsid="00500f77"/>
    </style:style>
    <style:style style:name="T13" style:family="text">
      <style:text-properties style:text-underline-style="none" officeooo:rsid="00571290"/>
    </style:style>
    <style:style style:name="T14" style:family="text">
      <style:text-properties style:text-underline-style="none" officeooo:rsid="0059a356"/>
    </style:style>
    <style:style style:name="T15" style:family="text">
      <style:text-properties style:text-underline-style="none" officeooo:rsid="005b0c77"/>
    </style:style>
    <style:style style:name="T16" style:family="text">
      <style:text-properties style:text-underline-style="none" officeooo:rsid="005cb39d"/>
    </style:style>
    <style:style style:name="T17" style:family="text">
      <style:text-properties style:text-underline-style="none" officeooo:rsid="005cf4f8"/>
    </style:style>
    <style:style style:name="T18" style:family="text">
      <style:text-properties style:text-underline-style="none" officeooo:rsid="005ef0b5"/>
    </style:style>
    <style:style style:name="T19" style:family="text">
      <style:text-properties style:text-underline-style="none" officeooo:rsid="0061319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34fdb" style:font-style-asian="italic" style:font-style-complex="italic"/>
    </style:style>
    <style:style style:name="T22" style:family="text">
      <style:text-properties fo:font-style="italic" officeooo:rsid="003fd9c9" style:font-style-asian="italic" style:font-style-complex="italic"/>
    </style:style>
    <style:style style:name="T23" style:family="text">
      <style:text-properties fo:font-style="italic" officeooo:rsid="005cf4f8" style:font-style-asian="italic" style:font-style-complex="italic"/>
    </style:style>
    <style:style style:name="T24" style:family="text">
      <style:text-properties fo:font-style="italic" officeooo:rsid="005cb39d" style:font-style-asian="italic" style:font-style-complex="italic"/>
    </style:style>
    <style:style style:name="T25" style:family="text">
      <style:text-properties fo:font-style="italic" officeooo:rsid="0061ca65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tyle="italic" style:text-underline-style="none" officeooo:rsid="004dea2e" style:font-style-asian="italic" style:font-style-complex="italic"/>
    </style:style>
    <style:style style:name="T28" style:family="text">
      <style:text-properties fo:font-style="italic" style:text-underline-style="none" officeooo:rsid="00612121" style:font-style-asian="italic" style:font-style-complex="italic"/>
    </style:style>
    <style:style style:name="T29" style:family="text">
      <style:text-properties fo:font-style="italic" style:text-underline-style="none" officeooo:rsid="0061319d" style:font-style-asian="italic" style:font-style-complex="italic"/>
    </style:style>
    <style:style style:name="T3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1013fa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5b0c77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61319d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8a701" style:font-style-asian="normal" style:font-style-complex="normal"/>
    </style:style>
    <style:style style:name="T38" style:family="text">
      <style:text-properties fo:font-style="normal" officeooo:rsid="002190f6" style:font-style-asian="normal" style:font-style-complex="normal"/>
    </style:style>
    <style:style style:name="T39" style:family="text">
      <style:text-properties fo:font-style="normal" officeooo:rsid="00258112" style:font-style-asian="normal" style:font-style-complex="normal"/>
    </style:style>
    <style:style style:name="T40" style:family="text">
      <style:text-properties fo:font-style="normal" officeooo:rsid="00363deb" style:font-style-asian="normal" style:font-style-complex="normal"/>
    </style:style>
    <style:style style:name="T41" style:family="text">
      <style:text-properties fo:font-style="normal" officeooo:rsid="0037ba5a" style:font-style-asian="normal" style:font-style-complex="normal"/>
    </style:style>
    <style:style style:name="T42" style:family="text">
      <style:text-properties fo:font-style="normal" officeooo:rsid="004992a2" style:font-style-asian="normal" style:font-style-complex="normal"/>
    </style:style>
    <style:style style:name="T43" style:family="text">
      <style:text-properties fo:font-style="normal" officeooo:rsid="004aeb59" style:font-style-asian="normal" style:font-style-complex="normal"/>
    </style:style>
    <style:style style:name="T44" style:family="text">
      <style:text-properties fo:font-style="normal" officeooo:rsid="0061ca65" style:font-style-asian="normal" style:font-style-complex="normal"/>
    </style:style>
    <style:style style:name="T45" style:family="text">
      <style:text-properties fo:font-style="normal" officeooo:rsid="00612121" style:font-style-asian="normal" style:font-style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font-style="normal" style:text-underline-style="none" officeooo:rsid="0010e5fd" style:font-style-asian="normal" style:font-style-complex="normal"/>
    </style:style>
    <style:style style:name="T48" style:family="text">
      <style:text-properties fo:font-style="normal" style:text-underline-style="none" officeooo:rsid="003e4433" style:font-style-asian="normal" style:font-style-complex="normal"/>
    </style:style>
    <style:style style:name="T49" style:family="text">
      <style:text-properties fo:font-style="normal" style:text-underline-style="none" officeooo:rsid="00588226" style:font-style-asian="normal" style:font-style-complex="normal"/>
    </style:style>
    <style:style style:name="T50" style:family="text">
      <style:text-properties fo:font-style="normal" style:text-underline-style="none" officeooo:rsid="00612121" style:font-style-asian="normal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258112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437ee5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5" style:family="text">
      <style:text-properties officeooo:rsid="001aac19"/>
    </style:style>
    <style:style style:name="T56" style:family="text">
      <style:text-properties officeooo:rsid="0029531f"/>
    </style:style>
    <style:style style:name="T57" style:family="text">
      <style:text-properties officeooo:rsid="002a0cc5"/>
    </style:style>
    <style:style style:name="T58" style:family="text">
      <style:text-properties officeooo:rsid="003fd9c9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37ba5a" style:font-weight-asian="bold" style:font-weight-complex="bol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534fdb"/>
    </style:style>
    <style:style style:name="T63" style:family="text">
      <style:text-properties style:text-underline-style="solid" style:text-underline-width="auto" style:text-underline-color="font-color" officeooo:rsid="00630f59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11pt" style:text-underline-style="none" officeooo:rsid="002d0740" style:font-size-asian="11pt" style:font-size-complex="11pt"/>
    </style:style>
    <style:style style:name="T66" style:family="text">
      <style:text-properties fo:font-size="11pt" style:text-underline-style="none" officeooo:rsid="00500f77" style:font-size-asian="11pt" style:font-size-complex="11pt"/>
    </style:style>
    <style:style style:name="T67" style:family="text">
      <style:text-properties fo:font-size="11pt" style:text-underline-style="none" officeooo:rsid="005521e4" style:font-size-asian="11pt" style:font-size-complex="11pt"/>
    </style:style>
    <style:style style:name="T68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69" style:family="text">
      <style:text-properties fo:font-size="11pt" fo:font-style="italic" style:text-underline-style="none" officeooo:rsid="002d0740" style:font-size-asian="11pt" style:font-style-asian="italic" style:font-size-complex="11pt" style:font-style-complex="italic"/>
    </style:style>
    <style:style style:name="T70" style:family="text">
      <style:text-properties fo:font-size="11pt" fo:font-style="italic" style:text-underline-style="none" officeooo:rsid="00588226" style:font-size-asian="11pt" style:font-style-asian="italic" style:font-size-complex="11pt" style:font-style-complex="italic"/>
    </style:style>
    <style:style style:name="T71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72" style:family="text">
      <style:text-properties fo:font-size="11pt" fo:font-style="normal" style:text-underline-style="none" officeooo:rsid="00588226" style:font-size-asian="11pt" style:font-style-asian="normal" style:font-size-complex="11pt" style:font-style-complex="normal"/>
    </style:style>
    <style:style style:name="T73" style:family="text">
      <style:text-properties fo:font-size="11pt" fo:font-style="normal" style:text-underline-style="none" officeooo:rsid="0059a356" style:font-size-asian="11pt" style:font-style-asian="normal" style:font-size-complex="11pt" style:font-style-complex="normal"/>
    </style:style>
    <style:style style:name="T74" style:family="text">
      <style:text-properties fo:font-size="11pt" fo:font-style="normal" style:font-size-asian="11pt" style:font-style-asian="normal" style:font-size-complex="11pt" style:font-style-complex="normal"/>
    </style:style>
    <style:style style:name="T75" style:family="text">
      <style:text-properties officeooo:rsid="00534fdb"/>
    </style:style>
    <style:style style:name="T76" style:family="text">
      <style:text-properties officeooo:rsid="005521e4"/>
    </style:style>
    <style:style style:name="T77" style:family="text">
      <style:text-properties officeooo:rsid="0059a356"/>
    </style:style>
    <style:style style:name="T78" style:family="text">
      <style:text-properties officeooo:rsid="005b0c77"/>
    </style:style>
    <style:style style:name="T79" style:family="text">
      <style:text-properties officeooo:rsid="005cf4f8"/>
    </style:style>
    <style:style style:name="T80" style:family="text">
      <style:text-properties officeooo:rsid="0061319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56">PROGETTAZIONE</text:span><text:span text:style-name="T55"> BASE DI DATI</text:span></text:p>
      <text:p text:style-name="P1"/>
      <text:p text:style-name="P23">Si vuole realizzare una base di dati di supporto ad un’applicazione web per la <text:span text:style-name="T57">gestione e la </text:span>vendita di fumetti.</text:p>
      <text:p text:style-name="P1"/>
      <text:p text:style-name="P43">Glossario dei termini</text:p>
      <text:p text:style-name="P2"/>
      <table:table table:name="Glossario" table:style-name="Glossario" table:template-name="Academic">
        <table:table-column table:style-name="Glossario.A"/>
        <table:table-column table:style-name="Glossario.B" table:number-columns-repeated="2"/>
        <table:table-column table:style-name="Glossario.D"/>
        <table:table-row table:style-name="TableLine94040592300048">
          <table:table-cell table:style-name="Glossario.A1" office:value-type="string">
            <text:p text:style-name="P31">Termine</text:p>
          </table:table-cell>
          <table:table-cell table:style-name="Glossario.A1" office:value-type="string">
            <text:p text:style-name="P32">Descrizione</text:p>
          </table:table-cell>
          <table:table-cell table:style-name="Glossario.A1" office:value-type="string">
            <text:p text:style-name="P32">Sinonimi</text:p>
          </table:table-cell>
          <table:table-cell table:style-name="Glossario.A1" office:value-type="string">
            <text:p text:style-name="P32">Collegamenti</text:p>
          </table:table-cell>
        </table:table-row>
        <table:table-row table:style-name="Glossario.2">
          <table:table-cell table:style-name="Glossario.A2" office:value-type="string">
            <text:p text:style-name="P33">Fumetto</text:p>
          </table:table-cell>
          <table:table-cell table:style-name="Glossario.A2" office:value-type="string">
            <text:p text:style-name="P34">Fumetto disponibile o non disponibile all’acquisto</text:p>
          </table:table-cell>
          <table:table-cell table:style-name="Glossario.A2" office:value-type="string">
            <text:p text:style-name="P34">Prodotto, albo</text:p>
          </table:table-cell>
          <table:table-cell table:style-name="Glossario.A2" office:value-type="string">
            <text:p text:style-name="P34">Numero, collezione, sconto, <text:span text:style-name="T1">carrello</text:span></text:p>
          </table:table-cell>
        </table:table-row>
        <table:table-row table:style-name="TableLine94040644722768">
          <table:table-cell table:style-name="Glossario.A2" office:value-type="string">
            <text:p text:style-name="P34">Numero</text:p>
          </table:table-cell>
          <table:table-cell table:style-name="Glossario.A2" office:value-type="string">
            <text:p text:style-name="P34">Numero di uno specifico albo di una serie a fumetti</text:p>
          </table:table-cell>
          <table:table-cell table:style-name="Glossario.C3">
            <text:p text:style-name="P35"/>
          </table:table-cell>
          <table:table-cell table:style-name="Glossario.A2" office:value-type="string">
            <text:p text:style-name="P34">Fumetto</text:p>
          </table:table-cell>
        </table:table-row>
        <table:table-row table:style-name="TableLine94040644724192">
          <table:table-cell table:style-name="Glossario.A2" office:value-type="string">
            <text:p text:style-name="P34">Collezione</text:p>
          </table:table-cell>
          <table:table-cell table:style-name="Glossario.A2" office:value-type="string">
            <text:p text:style-name="P34">Collezione di fumetti, raggruppa tutti i numeri di una serie a fumetti</text:p>
          </table:table-cell>
          <table:table-cell table:style-name="Glossario.C3">
            <text:p text:style-name="P35"/>
          </table:table-cell>
          <table:table-cell table:style-name="Glossario.A2" office:value-type="string">
            <text:p text:style-name="P34">Fumetto, categoria</text:p>
          </table:table-cell>
        </table:table-row>
        <table:table-row table:style-name="TableLine94040644725168">
          <table:table-cell table:style-name="Glossario.A2" office:value-type="string">
            <text:p text:style-name="P34">Categoria</text:p>
          </table:table-cell>
          <table:table-cell table:style-name="Glossario.A2" office:value-type="string">
            <text:p text:style-name="P34">Categoria di un insieme di collezioni, ne specifica il genere letterario</text:p>
          </table:table-cell>
          <table:table-cell table:style-name="Glossario.C3">
            <text:p text:style-name="P35"/>
          </table:table-cell>
          <table:table-cell table:style-name="Glossario.A2" office:value-type="string">
            <text:p text:style-name="P34">Collezione</text:p>
          </table:table-cell>
        </table:table-row>
        <table:table-row table:style-name="TableLine94040644726304">
          <table:table-cell table:style-name="Glossario.A2" office:value-type="string">
            <text:p text:style-name="P34">Sconto</text:p>
          </table:table-cell>
          <table:table-cell table:style-name="Glossario.A2" office:value-type="string">
            <text:p text:style-name="P34">Sconto applicato ai fumetti, ha una data di scadenza</text:p>
          </table:table-cell>
          <table:table-cell table:style-name="Glossario.C3">
            <text:p text:style-name="P35"/>
          </table:table-cell>
          <table:table-cell table:style-name="Glossario.A2" office:value-type="string">
            <text:p text:style-name="P34">Fumetto, percentuale</text:p>
          </table:table-cell>
        </table:table-row>
        <table:table-row table:style-name="Glossario.7">
          <table:table-cell table:style-name="Glossario.A2" office:value-type="string">
            <text:p text:style-name="P41">Cliente</text:p>
          </table:table-cell>
          <table:table-cell table:style-name="Glossario.A2" office:value-type="string">
            <text:p text:style-name="P34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36"><text:span text:style-name="T78">Utente</text:span>, acquirente</text:p>
          </table:table-cell>
          <table:table-cell table:style-name="Glossario.A2" office:value-type="string">
            <text:p text:style-name="P37">Ordine, carrello, lista desideri</text:p>
          </table:table-cell>
        </table:table-row>
        <table:table-row table:style-name="TableLine94040644728368">
          <table:table-cell table:style-name="Glossario.A2" office:value-type="string">
            <text:p text:style-name="P34">Amministratore</text:p>
          </table:table-cell>
          <table:table-cell table:style-name="Glossario.A2" office:value-type="string">
            <text:p text:style-name="P37">Amministratore dell’applicazione</text:p>
          </table:table-cell>
          <table:table-cell table:style-name="Glossario.C3">
            <text:p text:style-name="P35"/>
          </table:table-cell>
          <table:table-cell table:style-name="Glossario.C3">
            <text:p text:style-name="P35"/>
          </table:table-cell>
        </table:table-row>
        <table:table-row table:style-name="TableLine94040644730000">
          <table:table-cell table:style-name="Glossario.A2" office:value-type="string">
            <text:p text:style-name="P34">Ordine</text:p>
          </table:table-cell>
          <table:table-cell table:style-name="Glossario.A2" office:value-type="string">
            <text:p text:style-name="P37">Ordine di acquisto effettuato da un utente</text:p>
          </table:table-cell>
          <table:table-cell table:style-name="Glossario.A2" office:value-type="string">
            <text:p text:style-name="P38">Acquisto</text:p>
          </table:table-cell>
          <table:table-cell table:style-name="Glossario.A2" office:value-type="string">
            <text:p text:style-name="P37">Utente</text:p>
          </table:table-cell>
        </table:table-row>
        <table:table-row table:style-name="Glossario.10">
          <table:table-cell table:style-name="Glossario.A2" office:value-type="string">
            <text:p text:style-name="P34">Carrello</text:p>
          </table:table-cell>
          <table:table-cell table:style-name="Glossario.A2" office:value-type="string">
            <text:p text:style-name="P37">Carrello dei prodotti, ogni <text:span text:style-name="T78">cliente</text:span> ne possiede uno</text:p>
          </table:table-cell>
          <table:table-cell table:style-name="Glossario.C3">
            <text:p text:style-name="P35"/>
          </table:table-cell>
          <table:table-cell table:style-name="Glossario.A2" office:value-type="string">
            <text:p text:style-name="P37">Fumetto, utente</text:p>
          </table:table-cell>
        </table:table-row>
        <table:table-row table:style-name="TableLine94040644732512">
          <table:table-cell table:style-name="Glossario.A11" office:value-type="string">
            <text:p text:style-name="P34">Lista desideri</text:p>
          </table:table-cell>
          <table:table-cell table:style-name="Glossario.B11" office:value-type="string">
            <text:p text:style-name="P37">Lista dei prodotti “desiderati” da un utente</text:p>
          </table:table-cell>
          <table:table-cell table:style-name="Glossario.C11" office:value-type="string">
            <text:p text:style-name="P39">Lista</text:p>
          </table:table-cell>
          <table:table-cell table:style-name="Glossario.D11" office:value-type="string">
            <text:p text:style-name="P37">Fumetto, utente</text:p>
          </table:table-cell>
        </table:table-row>
      </table:table>
      <text:p text:style-name="P2"/>
      <text:p text:style-name="P42">Rappresentazione dei dati</text:p>
      <text:p text:style-name="P2"/>
      <text:p text:style-name="P45">Collezione</text:p>
      <text:p text:style-name="P7">Una <text:span text:style-name="T35">collezione</text:span> è una raccolta di <text:span text:style-name="T20">fumetti</text:span> aventi una serie di caratteristiche comuni come il prezzo ed il formato di stampa; una collezione può, ad esempio, contenere i volumi di una certa serie a fumetti o di una specifica edizione.</text:p>
      <text:p text:style-name="P5"><text:span text:style-name="T10">Per una </text:span><text:span text:style-name="T32">collezione</text:span><text:span text:style-name="T10"> rappresentiamo </text:span><text:span text:style-name="T9">l’id, </text:span><text:span text:style-name="T10">il nome, l’immagine, </text:span><text:span text:style-name="T9">l’anno di uscita del primo volume, il prezzo attuale e quello passato, </text:span><text:span text:style-name="T11">il formato e la rilegatura, </text:span><text:span text:style-name="T12">il colore,</text:span><text:span text:style-name="T11"> la descrizione e la data di aggiunta alla base di dati</text:span><text:span text:style-name="T10">.</text:span></text:p>
      <text:p text:style-name="P8"><text:span text:style-name="T10">A</text:span><text:span text:style-name="T2">ttributi quali il prezzo, il formato e la rilegatura ed il colore sono da intendersi comuni a tutti i </text:span><text:span text:style-name="T26">fumetti</text:span><text:span text:style-name="T2"> presenti nella </text:span><text:span text:style-name="T26">collezione</text:span><text:span text:style-name="T2">.</text:span></text:p>
      <text:p text:style-name="P8"><text:span text:style-name="T10">L’</text:span><text:span text:style-name="T2">immagine è rappresentativa della </text:span><text:span text:style-name="T26">collezione</text:span><text:span text:style-name="T2"> (ma nulla vieta che coincida con quella di qualche </text:span><text:span text:style-name="T26">fumetto</text:span><text:span text:style-name="T2"> appartenente ad essa). Il prezzo è un attributo che può variare, si è quindi scelto di memorizzare l’ultimo </text:span><text:soft-page-break/><text:span text:style-name="T2">prezzo di vendita dei </text:span><text:span text:style-name="T26">fumetti</text:span><text:span text:style-name="T2"> nella collezione prima di quello attuale. La descrizione può essere utilizzata per dare un incipit alla storia complessiva narrata da tutti i </text:span><text:span text:style-name="T26">fumetti</text:span><text:span text:style-name="T2"> presenti nella </text:span><text:span text:style-name="T26">collezione</text:span><text:span text:style-name="T2">.</text:span></text:p>
      <text:p text:style-name="P7"><text:span text:style-name="T61">Vincoli</text:span><text:span text:style-name="T2">:</text:span></text:p>
      <text:list xml:id="list4200387759" text:style-name="L1">
        <text:list-item>
          <text:p text:style-name="P50"><text:span text:style-name="T65">O</text:span><text:span text:style-name="T64">gni </text:span><text:span text:style-name="T68">collezione</text:span><text:span text:style-name="T64"> è identificata da</text:span><text:span text:style-name="T67">ll’</text:span><text:span text:style-name="T64">id numerico;</text:span></text:p>
        </text:list-item>
        <text:list-item>
          <text:p text:style-name="P50"><text:span text:style-name="T65">Non possono esistere due </text:span><text:span text:style-name="T69">collezioni</text:span><text:span text:style-name="T65"> con lo stesso nome;</text:span></text:p>
        </text:list-item>
        <text:list-item>
          <text:p text:style-name="P50"><text:span text:style-name="T65">L’</text:span><text:span text:style-name="T64">immagine è una stringa lunga al più 20 caratteri;</text:span></text:p>
        </text:list-item>
        <text:list-item>
          <text:p text:style-name="P51">Il prezzo attuale e quello passato devono essere dei numeri decimali maggiori di zero;</text:p>
        </text:list-item>
        <text:list-item>
          <text:p text:style-name="P50"><text:span text:style-name="T64">Il formato e la rilegatura vengono descritte da una stringa lunga al più </text:span><text:span text:style-name="T66">30 caratteri;</text:span></text:p>
        </text:list-item>
        <text:list-item>
          <text:p text:style-name="P52">La descrizione è una stringa lunga al più 1000 caratteri;</text:p>
        </text:list-item>
        <text:list-item>
          <text:p text:style-name="P52">Il colore è un attributo booleano (vero se il fumetto è a colori, falso se è in bianco e nero).</text:p>
        </text:list-item>
      </text:list>
      <text:p text:style-name="P6"/>
      <text:p text:style-name="P45">Categoria</text:p>
      <text:p text:style-name="P21">Una <text:span text:style-name="T20">categoria</text:span> raggruppa le <text:span text:style-name="T20">collezioni</text:span> per genere letterario.</text:p>
      <text:p text:style-name="P21">Una <text:span text:style-name="T20">collezione</text:span> non deve necessariamente far parte di una <text:span text:style-name="T20">categoria</text:span>; ma, se lo si ritiene opportuno, può far parte di più <text:span text:style-name="T20">categorie</text:span> contemporaneamente.</text:p>
      <text:p text:style-name="P21">Per una <text:span text:style-name="T20">categoria</text:span> rappresentiamo l’id, il nome e la data di aggiunta alla base di dati.</text:p>
      <text:p text:style-name="P21"><text:span text:style-name="T61">Vincol</text:span><text:span text:style-name="T62">i</text:span>:</text:p>
      <text:list xml:id="list1903285852" text:style-name="L2">
        <text:list-item>
          <text:p text:style-name="P75">Ogni <text:span text:style-name="T20">categoria</text:span> è identificata da<text:span text:style-name="T76">ll’</text:span>id numerico.</text:p>
        </text:list-item>
        <text:list-item>
          <text:p text:style-name="P76">Non possono esistere due <text:span text:style-name="T20">categorie</text:span> con lo stesso nome.</text:p>
        </text:list-item>
      </text:list>
      <text:p text:style-name="P21"/>
      <text:p text:style-name="P45">Autore</text:p>
      <text:p text:style-name="P21">L’entità <text:span text:style-name="T20">autore</text:span> <text:span text:style-name="T75">descrive le persone (artisti, traduttori, autori dei testi) che hanno contribuito alla realizzazione di un certo </text:span><text:span text:style-name="T21">fumetto</text:span><text:span text:style-name="T75">.</text:span></text:p>
      <text:p text:style-name="P22">Per un <text:span text:style-name="T20">autore </text:span>rappresentiamo l’id, il nome, una breve biografia e la data di aggiunta alla base di dati.</text:p>
      <text:p text:style-name="P22"><text:span text:style-name="T61">Vincol</text:span><text:span text:style-name="T63">i</text:span>:</text:p>
      <text:list xml:id="list3436700954" text:style-name="L3">
        <text:list-item>
          <text:p text:style-name="P77">Ogni <text:span text:style-name="T20">autore</text:span> è identificato dall’id numerico;</text:p>
        </text:list-item>
        <text:list-item>
          <text:p text:style-name="P78">La biografia è una stringa lunga al più 1000 caratteri.</text:p>
        </text:list-item>
      </text:list>
      <text:p text:style-name="P21"/>
      <text:p text:style-name="P46">Fumetto</text:p>
      <text:p text:style-name="P9">Un <text:span text:style-name="T20">fumetto</text:span><text:span text:style-name="T36"> descrive un singolo albo a fumetti. Un </text:span><text:span text:style-name="T20">fumetto</text:span><text:span text:style-name="T36"> deve far parte di una ed una sola </text:span><text:span text:style-name="T20">categoria</text:span><text:span text:style-name="T36">. La </text:span><text:span text:style-name="T20">categoria</text:span><text:span text:style-name="T36"> possiede le proprietà comuni a tutti i </text:span><text:span text:style-name="T20">fumetti</text:span><text:span text:style-name="T36"> che raggruppa, mentre un </text:span><text:span text:style-name="T20">fumetto</text:span><text:span text:style-name="T36"> possiede proprietà che possono variare da un </text:span><text:span text:style-name="T20">fumetto</text:span><text:span text:style-name="T36"> all’altro, anche all’interno di una stessa </text:span><text:span text:style-name="T20">categoria</text:span><text:span text:style-name="T36">.</text:span></text:p>
      <text:p text:style-name="P10">Per un <text:span text:style-name="T31">fumetto</text:span><text:span text:style-name="T2"> rappresentiamo </text:span><text:span text:style-name="T9">l’id, </text:span><text:span text:style-name="T2">il </text:span><text:span text:style-name="T46">numero</text:span><text:span text:style-name="T2">, la quantità disponibile, l’immagine di copertina, </text:span><text:span text:style-name="T9">la data in cui è stato pubblicato,</text:span><text:span text:style-name="T2">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24">Vincoli<text:span text:style-name="T2">:</text:span></text:p>
      <text:list xml:id="list2076050386" text:style-name="L4">
        <text:list-item>
          <text:p text:style-name="P80"><text:span text:style-name="T3">O</text:span><text:span text:style-name="T2">gni </text:span><text:span text:style-name="T26">fumetto</text:span><text:span text:style-name="T2"> è identificato da</text:span><text:span text:style-name="T13">ll’</text:span><text:span text:style-name="T2">id numerico;</text:span></text:p>
        </text:list-item>
        <text:list-item>
          <text:p text:style-name="P81"><text:span text:style-name="T2">Ogni</text:span><text:span text:style-name="T46"> </text:span><text:span text:style-name="T27">fumetto</text:span><text:span text:style-name="T46"> </text:span><text:span text:style-name="T2">deve appartenere ad una </text:span><text:span text:style-name="T26">collezione;</text:span></text:p>
        </text:list-item>
        <text:list-item>
          <text:p text:style-name="P83"><text:span text:style-name="T5">I</text:span><text:span text:style-name="T2">l numero è univoco per un </text:span><text:span text:style-name="T26">fumetto</text:span><text:span text:style-name="T2"> all’interno di una </text:span><text:span text:style-name="T26">collezione;</text:span></text:p>
        </text:list-item>
        <text:list-item>
          <text:p text:style-name="P84"><text:span text:style-name="T3">L</text:span><text:span text:style-name="T2">a quantità è un interno maggiore o uguale a zero, se è pari a zero si intende che il </text:span><text:span text:style-name="T26">fumetto</text:span><text:span text:style-name="T2"> non è disponibile per l’acquisto;</text:span></text:p>
        </text:list-item>
        <text:list-item>
          <text:p text:style-name="P85"><text:span text:style-name="T6">L’</text:span><text:span text:style-name="T2">immagine è una stringa lunga al più 20 caratteri;</text:span></text:p>
        </text:list-item>
        <text:list-item>
          <text:p text:style-name="P53">Il numero di pagine è un intero maggiore di zero, può essere assente;</text:p>
        </text:list-item>
        <text:list-item>
          <text:p text:style-name="P54">Il codice ISBN è univoco ed è un codice numero di 13 cifre.</text:p>
        </text:list-item>
      </text:list>
      <text:p text:style-name="P13"/>
      <text:p text:style-name="P98">Sconto</text:p>
      <text:p text:style-name="P11"><text:span text:style-name="T2">Per uno </text:span><text:span text:style-name="T31">sconto</text:span><text:span text:style-name="T2"> rappresentiamo </text:span><text:span text:style-name="T13">l’id,</text:span><text:span text:style-name="T18"> il nome,</text:span><text:span text:style-name="T13"> </text:span><text:span text:style-name="T3">la </text:span><text:span text:style-name="T47">percentuale </text:span><text:span text:style-name="T48">di sconto</text:span><text:span text:style-name="T3">, </text:span><text:span text:style-name="T13">la data di attivazione,</text:span><text:span text:style-name="T3"> la data di scadenza, la data di aggiunta alla base di dati e la data in cui è avvenuta l’ultima modifica.</text:span></text:p>
      <text:p text:style-name="P12"><text:span text:style-name="T3">U</text:span><text:span text:style-name="T2">no </text:span><text:span text:style-name="T26">sconto</text:span><text:span text:style-name="T46"> può coinvolgere più </text:span><text:span text:style-name="T26">fumetti</text:span><text:span text:style-name="T46"> contemporaneamente. Tuttavia la modifica di questa entità è molto delicata, si è perciò deciso che bisogna rispettare le seguenti </text:span><text:span text:style-name="T49">regole</text:span><text:span text:style-name="T46">:</text:span></text:p>
      <text:list xml:id="list48777287" text:style-name="L5">
        <text:list-item>
          <text:p text:style-name="P86"><text:span text:style-name="T46">Un </text:span><text:span text:style-name="T26">fumetto</text:span><text:span text:style-name="T46"> può essere scontato da un solo </text:span><text:span text:style-name="T26">sconto</text:span><text:span text:style-name="T46"> per volta (il </text:span><text:span text:style-name="T26">fumetto</text:span><text:span text:style-name="T46"> sarà associato a molti </text:span><text:span text:style-name="T26">sconti</text:span><text:span text:style-name="T46">, ma di tutti questi solo uno deve essere attivo);</text:span></text:p>
        </text:list-item>
        <text:list-item>
          <text:p text:style-name="P86"><text:span text:style-name="T46">La data di attivazione e la percentuale possono essere modificati solo se non è presente alcun acquisto che coinvolge lo </text:span><text:span text:style-name="T26">sconto</text:span><text:span text:style-name="T46">;</text:span></text:p>
        </text:list-item>
        <text:list-item>
          <text:p text:style-name="P86"><text:span text:style-name="T46">La data di scadenza è sempre modificabile, ma non è possibile impostarla ad una data precedente </text:span><text:span text:style-name="T49">a quella in cui si effettua la modifica;</text:span></text:p>
        </text:list-item>
        <text:list-item>
          <text:p text:style-name="P87"><text:span text:style-name="T46">È possibile associare un altro </text:span><text:span text:style-name="T26">fumetto</text:span><text:span text:style-name="T46"> ad uno </text:span><text:span text:style-name="T26">sconto</text:span><text:span text:style-name="T46"> già attivo;</text:span></text:p>
        </text:list-item>
        <text:list-item>
          <text:p text:style-name="P101"><text:soft-page-break/><text:span text:style-name="T72">Quando uno </text:span><text:span text:style-name="T70">sconto</text:span><text:span text:style-name="T72"> coinvolge un insieme di </text:span><text:span text:style-name="T70">fumetti</text:span><text:span text:style-name="T72"> A e si vuole modificare la percentuale o la data di attivazione o quella di scadenza soltanto di un insieme di fumetti B che è sottoinsieme di A bisogna procedere nel modo seguente:<text:line-break/>- Terminare immediatamente lo </text:span><text:span text:style-name="T70">sconto</text:span><text:span text:style-name="T72"> che coinvolge l’insieme A<text:line-break/>- Creare un nuovo sconto con </text:span><text:span text:style-name="T73">gli stessi attributi di quello appena terminato ed associarlo all’insieme A \ B<text:line-break/>- Create un altro sconto ancora con gli attributi desiderati ed associarlo all’insieme B.</text:span></text:p>
        </text:list-item>
      </text:list>
      <text:p text:style-name="P79">La modifica di uno sconto è certamente un’operazione complessa, ma si è supposto che questo tipo di operazione non vengano eseguite molto spesso. </text:p>
      <text:p text:style-name="P49"><text:span text:style-name="T74">Vincoli</text:span><text:span text:style-name="T71">:</text:span></text:p>
      <text:list xml:id="list3057570707" text:style-name="L6">
        <text:list-item>
          <text:p text:style-name="P55">Ogni sconto è identificato dall’<text:span text:style-name="T77">id numerico;</text:span></text:p>
        </text:list-item>
        <text:list-item>
          <text:p text:style-name="P82"><text:span text:style-name="T3">L</text:span><text:span text:style-name="T2">a </text:span><text:span text:style-name="T26">percentuale</text:span><text:span text:style-name="T2"> è un numero compreso tra 0 ed 1</text:span><text:span text:style-name="T14">00</text:span><text:span text:style-name="T2"> (esclusi);</text:span></text:p>
        </text:list-item>
        <text:list-item>
          <text:p text:style-name="P88">La data di attivazione non può essere antecedente alla data di aggiunta alla base di dati;</text:p>
        </text:list-item>
        <text:list-item>
          <text:p text:style-name="P56">La data di scadenza deve indicare una data futura <text:span text:style-name="T58">alla data di aggiunta dello </text:span><text:span text:style-name="T22">sconto</text:span><text:span text:style-name="T58"> stesso</text:span>.</text:p>
        </text:list-item>
      </text:list>
      <text:p text:style-name="P14"/>
      <text:p text:style-name="P47">Cliente (customer)</text:p>
      <text:p text:style-name="P3"><text:span text:style-name="T2">Per un </text:span><text:span text:style-name="T33">cliente</text:span><text:span text:style-name="T2"> rappresentiamo </text:span><text:span text:style-name="T15">l’id, </text:span><text:span text:style-name="T2">il nome, il cognome, </text:span><text:span text:style-name="T4">la data di nascita,</text:span><text:span text:style-name="T2"> l’indirizzo e-mail, il recapito telefonico, la città, la data di aggiunta alla base di dati e la data in cui è avvenuta l’ultima modifica.</text:span></text:p>
      <text:p text:style-name="P25">Vincoli<text:span text:style-name="T2">:</text:span></text:p>
      <text:list xml:id="list939040917" text:style-name="L7">
        <text:list-item>
          <text:p text:style-name="P58">Ogni cliente è identificato dall’id numerico;</text:p>
        </text:list-item>
        <text:list-item>
          <text:p text:style-name="P89"><text:span text:style-name="T2">Non possono esistere due </text:span><text:span text:style-name="T31">utenti</text:span><text:span text:style-name="T2"> aventi lo stesso indirizzo email;</text:span></text:p>
        </text:list-item>
        <text:list-item>
          <text:p text:style-name="P90">Il nome, il cognome, il recapito telefonico e la città sono delle stringhe lunghe al più 20 caratteri;</text:p>
        </text:list-item>
        <text:list-item>
          <text:p text:style-name="P90">L’email è una stringa lunga al più 50 caratteri;</text:p>
        </text:list-item>
        <text:list-item>
          <text:p text:style-name="P89"><text:span text:style-name="T2">Gli attributi nome, cognome, </text:span><text:span text:style-name="T7">data di nascita ed email sono obbligatori; mentre il numero telefonico </text:span><text:span text:style-name="T16">e </text:span><text:span text:style-name="T7">la città sono facoltativi.</text:span></text:p>
        </text:list-item>
      </text:list>
      <text:p text:style-name="P15"/>
      <text:p text:style-name="P48">Lista desideri</text:p>
      <text:p text:style-name="P16"><text:span text:style-name="T79">La</text:span> <text:span text:style-name="T20">lista desideri</text:span> <text:span text:style-name="T79">permette ad un </text:span><text:span text:style-name="T23">utente</text:span><text:span text:style-name="T79"> di raggruppare i </text:span><text:span text:style-name="T23">fumetti</text:span><text:span text:style-name="T79"> secondo i suoi criteri.</text:span></text:p>
      <text:p text:style-name="P17">Un <text:span text:style-name="T24">cliente</text:span> può avere una o più <text:span text:style-name="T20">liste desideri</text:span> e può scegliere se vuole ricevere delle notifiche di aggiornamento riguardo i <text:span text:style-name="T20">fumetti</text:span> al suo interno. Ogni <text:span text:style-name="T20">lista desideri</text:span> può, <text:span text:style-name="T79">ovviamente, </text:span>contenere dei <text:span text:style-name="T20">fumetti</text:span>.</text:p>
      <text:p text:style-name="P4"><text:span text:style-name="T2">Per una </text:span><text:span text:style-name="T31">lista desideri</text:span><text:span text:style-name="T2"> rappresentiamo </text:span><text:span text:style-name="T17">l’id, </text:span><text:span text:style-name="T8">il nome, </text:span><text:span text:style-name="T17">le notifiche</text:span><text:span text:style-name="T8"> </text:span><text:span text:style-name="T17">e</text:span><text:span text:style-name="T2"> la data di aggiunta alla base di dati.</text:span></text:p>
      <text:p text:style-name="P26">Vincoli<text:span text:style-name="T2">:</text:span></text:p>
      <text:list xml:id="list1512239001" text:style-name="L8">
        <text:list-item>
          <text:p text:style-name="P60">Ogni lista desideri è identificata dall’id numerico;</text:p>
        </text:list-item>
        <text:list-item>
          <text:p text:style-name="P60">Uno stesso utente non può due liste con lo stesso nome;</text:p>
        </text:list-item>
        <text:list-item>
          <text:p text:style-name="P61">‘Notifiche’ è un attributo booleano (se è vero l’utente vuole ricevere delle notifiche sui fumetti che la lista contiene).</text:p>
        </text:list-item>
      </text:list>
      <text:p text:style-name="P16"/>
      <text:p text:style-name="P99">Carrello</text:p>
      <text:p text:style-name="P62">Ogni <text:span text:style-name="T20">cliente</text:span> possiede un (unico) <text:span text:style-name="T20">carrello</text:span>. Esso permette al <text:span text:style-name="T20">cliente</text:span> di selezionare dal negozio i <text:span text:style-name="T20">fumetti</text:span> che gli interessano in modo da visualizzare il costo totale, gli <text:span text:style-name="T20">sconti</text:span> attivi e decidere se portare a termine l’acquisto.</text:p>
      <text:p text:style-name="P62">Per un <text:span text:style-name="T20">carrello</text:span><text:span text:style-name="T36"> rappresentiamo l’id, il numero di fumetti al suo interno e la data in cui è avvenuta l’ultima modifica.</text:span></text:p>
      <text:p text:style-name="P93"><text:span text:style-name="T36">Vincoli</text:span><text:span text:style-name="T46">:</text:span></text:p>
      <text:list xml:id="list900365520" text:style-name="L11">
        <text:list-item>
          <text:p text:style-name="P94"><text:span text:style-name="T46">Ogni </text:span><text:span text:style-name="T26">carrello</text:span><text:span text:style-name="T46"> è identificato dall’id numerico;</text:span></text:p>
        </text:list-item>
        <text:list-item>
          <text:p text:style-name="P94"><text:span text:style-name="T46">Il numero di fumetti che il </text:span><text:span text:style-name="T26">carrello</text:span><text:span text:style-name="T46"> contiene deve essere maggiore o uguale a zero.</text:span></text:p>
        </text:list-item>
      </text:list>
      <text:p text:style-name="P93"><text:span text:style-name="T46">Il contenuto del </text:span><text:span text:style-name="T26">carrello</text:span><text:span text:style-name="T46"> </text:span><text:span text:style-name="T50">è memorizzato dalla relazione </text:span><text:span text:style-name="T28">contenuto_del_carrello</text:span><text:span text:style-name="T50">: per ogni </text:span><text:span text:style-name="T28">fumetto</text:span><text:span text:style-name="T50"> nel </text:span><text:span text:style-name="T28">carrello</text:span><text:span text:style-name="T50"> si memorizza la quantità che </text:span><text:span text:style-name="T28">l’utente</text:span><text:span text:style-name="T50"> desidera acquistare, la variazione del prezzo, l’aggiunta di uno </text:span><text:span text:style-name="T28">sconto</text:span><text:span text:style-name="T50"> e il termine di uno </text:span><text:span text:style-name="T28">sconto</text:span><text:span text:style-name="T50">. Gli ultimi tre attributi sono necessari al fine di avvisare </text:span><text:span text:style-name="T28">l’utente</text:span><text:span text:style-name="T50"> in merito a cambiamenti nel catalogo che coinvolgono i prezzi dei </text:span><text:span text:style-name="T28">fumetti</text:span><text:span text:style-name="T50"> presenti all’interno del suo </text:span><text:span text:style-name="T28">carrello</text:span><text:span text:style-name="T50">.</text:span></text:p>
      <text:p text:style-name="P95"><text:span text:style-name="T46">Vincoli:</text:span></text:p>
      <text:list xml:id="list2927669866" text:style-name="L12">
        <text:list-item>
          <text:p text:style-name="P96"><text:span text:style-name="T46">La quantità è un numero maggiore o uguale ad uno;</text:span></text:p>
        </text:list-item>
        <text:list-item>
          <text:p text:style-name="P96"><text:span text:style-name="T46">La variazione del prezzo è un attributo booleano. Vero se è avvenuta una modifica al prezzo del relativo </text:span><text:span text:style-name="T26">fumetto</text:span><text:span text:style-name="T46">, una volta che </text:span><text:span text:style-name="T26">l’utente</text:span><text:span text:style-name="T46"> visualizza il </text:span><text:span text:style-name="T26">carrello</text:span><text:span text:style-name="T46"> e viene informato della modifica questo attributo torna a falso.<text:line-break/>L’aggiunta di un nuovo </text:span><text:span text:style-name="T26">sconto</text:span><text:span text:style-name="T46"> e il termine di uno </text:span><text:span text:style-name="T26">sconto</text:span><text:span text:style-name="T46"> seguono la stessa logica (sono attributi booleani).</text:span></text:p>
        </text:list-item>
      </text:list>
      <text:p text:style-name="P16"/>
      <text:p text:style-name="P100"><text:soft-page-break/><text:span text:style-name="T30">Acquisto</text:span></text:p>
      <text:p text:style-name="P3"><text:span text:style-name="T2">Per un </text:span><text:span text:style-name="T34">acquisto</text:span><text:span text:style-name="T2"> rappresentiamo </text:span><text:span text:style-name="T19">l’id, l’utente che l’ha effettuato, </text:span><text:span text:style-name="T2">l’importo totale e la data di aggiunta alla base di dati.</text:span></text:p>
      <text:p text:style-name="P97">Vincoli<text:span text:style-name="T2">:</text:span></text:p>
      <text:list xml:id="list3260569564" text:style-name="L13">
        <text:list-item>
          <text:p text:style-name="P92"><text:span text:style-name="T2">Un </text:span><text:span text:style-name="T29">acquisto</text:span><text:span text:style-name="T2"> è identificato dall’</text:span><text:span text:style-name="T19">id numerico</text:span><text:span text:style-name="T2">.</text:span></text:p>
        </text:list-item>
        <text:list-item>
          <text:p text:style-name="P57">L’importo totale è un intero maggiore <text:span text:style-name="T80">di</text:span> zero.</text:p>
        </text:list-item>
      </text:list>
      <text:p text:style-name="P63">L’entità <text:span text:style-name="T20">fumetto_nell’acquisto</text:span><text:span text:style-name="T36"> mostra i dettagli di ciascun </text:span><text:span text:style-name="T20">fumetto</text:span><text:span text:style-name="T36"> che </text:span><text:span text:style-name="T20">l’acquisto</text:span><text:span text:style-name="T36"> comprende, nello specifico memorizza l’id, </text:span><text:span text:style-name="T20">l’acquisto</text:span><text:span text:style-name="T36"> di cui fa parte, il </text:span><text:span text:style-name="T20">fumetto</text:span><text:span text:style-name="T36"> acquistato, il prezzo unitario del fumetto nel momento il cui l’acquisto è stato effettuato, </text:span><text:span text:style-name="T44">la quantità di copie acquistate e gli eventuali </text:span><text:span text:style-name="T25">sconti</text:span><text:span text:style-name="T44"> che sono stati applicati.</text:span></text:p>
      <text:p text:style-name="P64"><text:span text:style-name="T54">Vincoli</text:span><text:span text:style-name="T36">:</text:span></text:p>
      <text:list xml:id="list702494711" text:style-name="L14">
        <text:list-item>
          <text:p text:style-name="P65">Ogni <text:span text:style-name="T20">fumetto_nell’acquisto</text:span><text:span text:style-name="T36"> è identificato dall’id numerico;</text:span></text:p>
        </text:list-item>
        <text:list-item>
          <text:p text:style-name="P66">La quantità deve essere un intero maggiore di zero;</text:p>
        </text:list-item>
        <text:list-item>
          <text:p text:style-name="P66">Il prezzo deve essere un numero in virgola mobile maggiore o uguale a zero.</text:p>
        </text:list-item>
      </text:list>
      <text:p text:style-name="P44"><text:span text:style-name="T59">Operazioni </text:span><text:span text:style-name="T60">(principali) </text:span><text:span text:style-name="T59">sui dati</text:span></text:p>
      <text:p text:style-name="P18"/>
      <text:list xml:id="list3055246322" text:style-name="L9">
        <text:list-item>
          <text:p text:style-name="P67"><text:span text:style-name="T51">Operazione 1</text:span><text:span text:style-name="T36">: </text:span><text:span text:style-name="T43">trova</text:span><text:span text:style-name="T36"> </text:span><text:span text:style-name="T40">i</text:span><text:span text:style-name="T42">l nome </text:span><text:span text:style-name="T43">e l'immagine </text:span><text:span text:style-name="T40">di tutte le collezioni aventi un certo nome</text:span><text:span text:style-name="T36">.</text:span></text:p>
        </text:list-item>
        <text:list-item>
          <text:p text:style-name="P68"><text:span text:style-name="T51">Operazione 2</text:span><text:span text:style-name="T36">: </text:span><text:span text:style-name="T43">trova</text:span><text:span text:style-name="T36"> </text:span><text:span text:style-name="T40">i</text:span><text:span text:style-name="T42">l nome </text:span><text:span text:style-name="T43">e l'immagine</text:span><text:span text:style-name="T36"> </text:span><text:span text:style-name="T43">delle</text:span><text:span text:style-name="T36"> </text:span><text:span text:style-name="T20">collezioni</text:span><text:span text:style-name="T36"> contenenti </text:span><text:span text:style-name="T20">fumetti</text:span><text:span text:style-name="T36"> aventi </text:span><text:span text:style-name="T37">scrittore, disegnatore e/o codice ISBN conforme ad una combinazione degli stessi parametri presi in input. </text:span></text:p>
        </text:list-item>
        <text:list-item>
          <text:p text:style-name="P69"><text:span text:style-name="T52">O</text:span><text:span text:style-name="T51">perazione 3:</text:span><text:span text:style-name="T36"> trova tutti i </text:span><text:span text:style-name="T20">fumetti</text:span><text:span text:style-name="T36"> appartenenti ad una </text:span><text:span text:style-name="T20">collezione</text:span><text:span text:style-name="T36">.</text:span></text:p>
        </text:list-item>
        <text:list-item>
          <text:p text:style-name="P71"><text:span text:style-name="T51">Operazione </text:span><text:span text:style-name="T53">4</text:span><text:span text:style-name="T36">: assegna un </text:span><text:span text:style-name="T20">fumetto</text:span><text:span text:style-name="T36"> al </text:span><text:span text:style-name="T20">carrello</text:span><text:span text:style-name="T36"> di un </text:span><text:span text:style-name="T20">utente</text:span><text:span text:style-name="T36">. </text:span><text:span text:style-name="T39">[molto frequente]</text:span></text:p>
        </text:list-item>
        <text:list-item>
          <text:p text:style-name="P72"><text:span text:style-name="T51">Operazione </text:span><text:span text:style-name="T53">5</text:span><text:span text:style-name="T36">: inserisc</text:span><text:span text:style-name="T38">e</text:span><text:span text:style-name="T36"> un nuovo </text:span><text:span text:style-name="T20">ordine</text:span><text:span text:style-name="T36"> </text:span><text:span text:style-name="T41">e le relative linee d’ordine indicando tutti i loro dati.</text:span></text:p>
        </text:list-item>
      </text:list>
      <text:list xml:id="list1169745974" text:style-name="L10">
        <text:list-item>
          <text:p text:style-name="P73"><text:span text:style-name="T51">Operazione </text:span><text:span text:style-name="T53">6</text:span><text:span text:style-name="T36">: inserisce un nuovo </text:span><text:span text:style-name="T20">fumetto</text:span><text:span text:style-name="T36"> indicando tutti i suoi dati ed associandolo ad una </text:span><text:span text:style-name="T20">collezione</text:span><text:span text:style-name="T36">.</text:span></text:p>
        </text:list-item>
        <text:list-item>
          <text:p text:style-name="P74"><text:span text:style-name="T51">Operazione </text:span><text:span text:style-name="T53">7</text:span><text:span text:style-name="T36">: inserisce un nuovo </text:span><text:span text:style-name="T20">sconto</text:span><text:span text:style-name="T36"> indicandone tutti i suoi dati.</text:span></text:p>
        </text:list-item>
        <text:list-item>
          <text:p text:style-name="P74"><text:span text:style-name="T51">Operazione </text:span><text:span text:style-name="T53">8</text:span><text:span text:style-name="T36">: assegna uno </text:span><text:span text:style-name="T20">sconto</text:span><text:span text:style-name="T36"> ad un fumetto.</text:span></text:p>
        </text:list-item>
        <text:list-item>
          <text:p text:style-name="P70"><text:span text:style-name="T51">Operazione 9</text:span><text:span text:style-name="T36">: trova tutti gli acquisti effettuati da un utente.</text:span></text:p>
        </text:list-item>
      </text:list>
      <text:p text:style-name="P19"/>
      <table:table table:name="Tavola_dei_volumi" table:style-name="Tavola_5f_dei_5f_volumi" table:template-name="Academic">
        <table:table-column table:style-name="Tavola_5f_dei_5f_volumi.A" table:number-columns-repeated="3"/>
        <table:table-row table:style-name="TableLine94040645003440">
          <table:table-cell table:style-name="Tavola_5f_dei_5f_volumi.A1" office:value-type="string">
            <text:p text:style-name="P29">Concetto</text:p>
          </table:table-cell>
          <table:table-cell table:style-name="Tavola_5f_dei_5f_volumi.A1" office:value-type="string">
            <text:p text:style-name="P29">Tipo</text:p>
          </table:table-cell>
          <table:table-cell table:style-name="Tavola_5f_dei_5f_volumi.A1" office:value-type="string">
            <text:p text:style-name="P29">Volume</text:p>
          </table:table-cell>
        </table:table-row>
        <table:table-row table:style-name="TableLine94040645083520">
          <table:table-cell table:style-name="Tavola_5f_dei_5f_volumi.A2" office:value-type="string">
            <text:p text:style-name="P29">Fumetto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10000">
            <text:p text:style-name="P29">10000</text:p>
          </table:table-cell>
        </table:table-row>
        <table:table-row table:style-name="TableLine94040644755424">
          <table:table-cell table:style-name="Tavola_5f_dei_5f_volumi.A2" office:value-type="string">
            <text:p text:style-name="P29">Collezione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320">
            <text:p text:style-name="P29">320</text:p>
          </table:table-cell>
        </table:table-row>
        <table:table-row table:style-name="TableLine94040645116528">
          <table:table-cell table:style-name="Tavola_5f_dei_5f_volumi.A2" office:value-type="string">
            <text:p text:style-name="P29">Categoria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10">
            <text:p text:style-name="P30">10</text:p>
          </table:table-cell>
        </table:table-row>
        <table:table-row table:style-name="TableLine94040645117792">
          <table:table-cell table:style-name="Tavola_5f_dei_5f_volumi.A2" office:value-type="string">
            <text:p text:style-name="P29">Sconto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A2" office:value-type="string">
            <text:p text:style-name="P40">50</text:p>
          </table:table-cell>
        </table:table-row>
        <table:table-row table:style-name="TableLine94040645118816">
          <table:table-cell table:style-name="Tavola_5f_dei_5f_volumi.A2" office:value-type="string">
            <text:p text:style-name="P29">Utente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350">
            <text:p text:style-name="P30">350</text:p>
          </table:table-cell>
        </table:table-row>
        <table:table-row table:style-name="TableLine94040645120064">
          <table:table-cell table:style-name="Tavola_5f_dei_5f_volumi.A2" office:value-type="string">
            <text:p text:style-name="P29">Carrello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350">
            <text:p text:style-name="P30">350</text:p>
          </table:table-cell>
        </table:table-row>
        <table:table-row table:style-name="Tavola_5f_dei_5f_volumi.8">
          <table:table-cell table:style-name="Tavola_5f_dei_5f_volumi.A2" office:value-type="string">
            <text:p text:style-name="P29">Lista desideri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700">
            <text:p text:style-name="P30">700</text:p>
          </table:table-cell>
        </table:table-row>
        <table:table-row table:style-name="Tavola_5f_dei_5f_volumi.8">
          <table:table-cell table:style-name="Tavola_5f_dei_5f_volumi.A2" office:value-type="string">
            <text:p text:style-name="P29">Ordine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A2" office:value-type="string">
            <text:p text:style-name="P40">700</text:p>
          </table:table-cell>
        </table:table-row>
        <table:table-row table:style-name="TableLine94040645123808">
          <table:table-cell table:style-name="Tavola_5f_dei_5f_volumi.A10" office:value-type="string">
            <text:p text:style-name="P29">Linea d’ordine</text:p>
          </table:table-cell>
          <table:table-cell table:style-name="Tavola_5f_dei_5f_volumi.B10" office:value-type="string">
            <text:p text:style-name="P29">E</text:p>
          </table:table-cell>
          <table:table-cell table:style-name="Tavola_5f_dei_5f_volumi.C10">
            <text:p text:style-name="P28"/>
          </table:table-cell>
        </table:table-row>
      </table:table>
      <text:p text:style-name="P19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3.4.2$Linux_X86_64 LibreOffice_project/30$Build-2</meta:generator>
    <dc:date>2022-07-30T09:54:20.487269196</dc:date>
    <meta:editing-duration>PT9H35M44S</meta:editing-duration>
    <meta:editing-cycles>37</meta:editing-cycles>
    <meta:document-statistic meta:table-count="2" meta:image-count="0" meta:object-count="0" meta:page-count="5" meta:paragraph-count="167" meta:word-count="1757" meta:character-count="10580" meta:non-whitespace-character-count="9041"/>
  </office:meta>
</office:document-meta>
</file>